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db2" officeooo:paragraph-rsid="00047db2"/>
    </style:style>
    <style:style style:name="P2" style:family="paragraph" style:parent-style-name="Standard">
      <style:text-properties officeooo:rsid="00047db2" officeooo:paragraph-rsid="0006e534"/>
    </style:style>
    <style:style style:name="P3" style:family="paragraph" style:parent-style-name="Standard">
      <style:text-properties officeooo:rsid="00076bfe" officeooo:paragraph-rsid="00076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{char} ; <text:s/>,</text:p>
      <text:p text:style-name="P2">.(dot)</text:p>
      <text:p text:style-name="P1">A</text:p>
      <text:p text:style-name="P1">C c$</text:p>
      <text:p text:style-name="P1">s cl</text:p>
      <text:p text:style-name="P1">S ^C</text:p>
      <text:p text:style-name="P1">I ^i</text:p>
      <text:p text:style-name="P1">A $a</text:p>
      <text:p text:style-name="P1">o A&lt;CR&gt;</text:p>
      <text:p text:style-name="P1">O 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3:57:32.335071345</meta:creation-date>
    <dc:date>2017-02-21T00:03:32.316175342</dc:date>
    <meta:editing-duration>PT5M5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9" meta:character-count="50" meta:non-whitespace-character-count="40"/>
  </office:meta>
</office:document-meta>
</file>